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951cm" table:align="margins"/>
    </style:style>
    <style:style style:name="Таблица1.A" style:family="table-column">
      <style:table-column-properties style:column-width="2.208cm" style:rel-column-width="7636*"/>
    </style:style>
    <style:style style:name="Таблица1.B" style:family="table-column">
      <style:table-column-properties style:column-width="16.743cm" style:rel-column-width="5789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6" style:family="paragraph" style:parent-style-name="Table_20_Contents">
      <style:paragraph-properties fo:text-align="center" style:justify-single-word="false"/>
      <style:text-properties fo:language="ru" fo:country="RU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3" style:family="paragraph" style:parent-style-name="Index_20_1">
      <style:paragraph-properties>
        <style:tab-stops>
          <style:tab-stop style:position="18.951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4</text:span><text:span text:style-name="T1">4</text:span></text:p>
      <text:p text:style-name="P3"/>
      <text:p text:style-name="P32"/>
      <text:p text:style-name="P31"><text:span text:style-name="T7">1. Системные требования</text:span></text:p>
      <text:p text:style-name="P8"/>
      <text:p text:style-name="P6"><text:span text:style-name="T4">Только</text:span> <text:bookmark-start text:name="Системные требования"/><text:bookmark-start text:name="1 Системные требования"/>P<text:bookmark-end text:name="Системные требования"/><text:bookmark-end text:name="1 Системные требования"/>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2">2. 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20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20"/>
      <text:p text:style-name="P4">-----------------------------------------------------------------------------------------------------------------------------</text:p>
      <text:p text:style-name="P18"/>
      <text:p text:style-name="P19">3. Клавиши управления.</text:p>
      <text:p text:style-name="P19"/>
      <text:p text:style-name="P10"><text:span text:style-name="T6">3.1 Кнопки клавиатуры+</text:span><text:span text:style-name="T1">RESET.</text:span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5"><text:span text:style-name="T7">0</text:span>-<text:span text:style-name="T4">возврат в </text:span>EVO Reset Service <text:span text:style-name="T4">из дополнительных прошивок.</text:span></text:p>
      <text:p text:style-name="P11">Любые 2 и более нажатых клавиш запускают проверку нажатых клавиш.</text:p>
      <text:p text:style-name="P11"/>
      <text:p text:style-name="P13">3.2 Управление в основном меню.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1"/>
      <text:p text:style-name="P13"><text:soft-page-break/>3.3 Горячие клавиши главного меню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реальные дисководы;</text:span></text:p>
      <text:p text:style-name="P17">Y-<text:span text:style-name="T5">перебирает по кругу все виртуальные дисководы;</text:span></text:p>
      <text:p text:style-name="P15"><text:span text:style-name="T7">W</text:span><text:span text:style-name="T4">-перебирает режимы </text:span>TURBO 3,5, 7, 14 <text:span text:style-name="T4">МГц;</text:span></text:p>
      <text:p text:style-name="P17">L<text:span text:style-name="T4">-</text:span><text:span text:style-name="T5">переключение загрузки с магнитофонного входа или эмуляция загрузки;</text:span></text:p>
      <text:p text:style-name="P17">G<text:span text:style-name="T8">-</text:span><text:span text:style-name="T5">выбор куда будет производиться переход по нажатию </text:span><text:span text:style-name="T8">RESET;</text:span></text:p>
      <text:p text:style-name="P17">E<text:span text:style-name="T8">-</text:span><text:span text:style-name="T5">разрешение перезагрузки шрифта для текстмода из ПЗУ;</text:span></text:p>
      <text:p text:style-name="P17">J<text:span text:style-name="T8">-</text:span><text:span text:style-name="T5">выбор типа шрифта из ПЗУ;</text:span></text:p>
      <text:p text:style-name="P17">K<text:span text:style-name="T8">-</text:span><text:span text:style-name="T5">выбор драйвера для печати из Бейсика;</text:span></text:p>
      <text:p text:style-name="P15"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реальны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3">3.4 Горячии клавиши меню <text:span text:style-name="T1">«Service»</text:span></text:p>
      <text:p text:style-name="P17"/>
      <text:p text:style-name="P11"><text:span text:style-name="T2">R</text:span>-сброс <text:span text:style-name="T1">NeoGS </text:span>записью числа 128 в порт 51.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5"><text:span text:style-name="T7">M</text:span>-<text:span text:style-name="T4">редактор </text:span>CMOS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7">T<text:span text:style-name="T8">-</text:span><text:span text:style-name="T5">загрузка набора символов для текстового видео режима.</text:span>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ствие нажатием на любое место текстовой строки <text:span text:style-name="T2">«Turbo Mode: </text:span><text:span text:style-name="T7">7.0</text:span><text:span text:style-name="T2">»</text:span> (принимает значение 3,5/7,0/14,0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4. Обновление <text:span text:style-name="T1">FLASH ROM</text:span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процесс <text:s/>прошивания.</text:p>
      <text:p text:style-name="P11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4"><text:soft-page-break/></text:p>
      <text:p text:style-name="P13">5. Изменение шрифта для текстового видео режима</text:p>
      <text:p text:style-name="P13"/>
      <text:p text:style-name="P11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устройства с которого будет производиться загрузки и выбрать файл для загрузки. В файловом окне для загрузки будут отображаться только файлы с расширением <text:span text:style-name="T1">FNT </text:span>и размером 2048 байт.</text:p>
      <text:p text:style-name="P11">Начиная с версии 0.4 сделана возможность обновлять или не обновлять шрифт из ПЗУ каждый раз при нажатии сброса, опция <text:span text:style-name="T7">"E.Reload FONT"</text:span> <text:span text:style-name="T2">on</text:span><text:span text:style-name="T1"> </text:span>или <text:span text:style-name="T7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7">"J.Type FONT"</text:span> <text:span text:style-name="T2">ATM</text:span><text:span text:style-name="T1"> </text:span>или <text:span text:style-name="T2">CP866</text:span><text:span text:style-name="T1">. </text:span>При переключении типа производится принудительная перезагрузка шрифта.</text:p>
      <text:p text:style-name="P13"/>
      <text:p text:style-name="P13">6. Выбор альтернативных прошивок</text:p>
      <text:p text:style-name="P16"/>
      <text:p text:style-name="P11">Начиная с версии 0.39 можно использовать кроме основной пришивки альтернативные. Для выбора альтернативной необходимо клавишей <text:span text:style-name="T1">«G» </text:span>перевести соответствующую опцию в положение с названием альтернативной прошивке<text:span text:style-name="T1"> </text:span>и при следующем сбросе выбранная прошивка будет доступна для использования. </text:p>
      <text:p text:style-name="P11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13"/>
      <text:p text:style-name="P13">7. Загрузка <text:span text:style-name="T1">TRD,</text:span> <text:span text:style-name="T1">SCL </text:span>и <text:span text:style-name="T1">FDI </text:span>образов в память для виртуального дисковода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Предварительное форматирование рамдиска для загрузки образов не требуется.</text:span></text:p>
      <text:p text:style-name="P14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файлов для вывода производится по расширению, для </text:span><text:span text:style-name="T3">SCL </text:span><text:span text:style-name="T8">образов делается проверка на наличие 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соотвествии образ не будет показан в файловом окне.</text:span></text:p>
      <text:p text:style-name="P14"><text:span text:style-name="T8">Формат </text:span><text:span text:style-name="T3">RAM </text:span><text:span text:style-name="T8">диска описан в конце документа.</text:span></text:p>
      <text:p text:style-name="P11"/>
      <text:p text:style-name="P13"><text:span text:style-name="T1">0</text:span>8. Загрузка с ленты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1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1">При эмуляции загрузки можно выбрать устройство загрузки и файл. 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</text:span></text:p>
      <text:p text:style-name="P13"/>
      <text:p text:style-name="P13"><text:span text:style-name="T1">0</text:span>9. Запуск из <text:span text:style-name="T1">HOBETA </text:span>файлов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<text:soft-page-break/>формате<text:span text:style-name="T1"> </text:span>прошедшие проверку. Расширения файлов не показываются. 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10. Редактор ячеек <text:span text:style-name="T1">CMOS</text:span></text:p>
      <text:p text:style-name="P11"/>
      <text:p text:style-name="P11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1">Следующие клавиши предназначены:</text:p>
      <text:p text:style-name="P15"><text:span text:style-name="T7">L</text:span>-<text:span text:style-name="T4">принудительная загрузка из </text:span>CMOS <text:span text:style-name="T4">в память для редактирования;</text:span></text:p>
      <text:p text:style-name="P15"><text:span text:style-name="T7">S</text:span><text:span text:style-name="T4">-принудительно сохранение отредактированного из памяти;</text:span></text:p>
      <text:p text:style-name="P15"><text:span text:style-name="T7">X</text:span><text:span text:style-name="T4">-выход из редактора.</text:span></text:p>
      <text:p text:style-name="P11"/>
      <text:p text:style-name="P13">11. Состояние памяти при запуске <text:span text:style-name="T1">HOBETA </text:span>файлов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1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span text:style-name="T4">12. Часы и </text:span>CMOS</text:p>
      <text:p text:style-name="P16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следующие значения, биты:</text:p>
      <text:p text:style-name="P11"><text:tab/><text:tab/>7 - 1=<text:span text:style-name="T1">TURBO OFF </text:span>(3,5МГц)<text:span text:style-name="T1">, 0=TURBO ON </text:span>(7МГц);</text:p>
      <text:p text:style-name="P11"><text:tab/><text:tab/>2 - 0<text:span text:style-name="T1">-</text:span>2=128Кб, 1=48Кб, 0=1Мб по стандарту Пентагона<text:span text:style-name="T1">;</text:span></text:p>
      <text:p text:style-name="P11"><text:span text:style-name="T1">- 0x0F<text:tab/></text:span>хранит текущий номер виртуального дисковода;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0x0A...0x11, <text:span text:style-name="T1">0xEF</text:span>.</text:p>
      <text:p text:style-name="P11">- 0<text:span text:style-name="T1">xEF<text:tab/></text:span>хранит следующие значения, биты:</text:p>
      <text:p text:style-name="P11"><text:tab/><text:tab/>7 - 1=<text:span text:style-name="T1">TURBO</text:span> 14МГц, 0=<text:span text:style-name="T1">TURBO</text:span> 3,5/7МГц, зависит от состояния бита 7 в ячейке <text:span text:style-name="T1">0X0E</text:span></text:p>
      <text:p text:style-name="P11"><text:tab/><text:tab/>6 <text:span text:style-name="T1">-</text:span> <text:span text:style-name="T1">1=</text:span>эмуляция загрузки с кассеты, 0=загрузка с магнитофонного входа</text:p>
      <text:p text:style-name="P11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15"><text:tab/><text:tab/>4 <text:span text:style-name="T4">-</text:span> 1=<text:span text:style-name="T4">загрузка шрифта из ПЗУ по сбросу, 0=не загружать</text:span></text:p>
      <text:p text:style-name="P15"><text:span text:style-name="T4"><text:tab/><text:tab/>3 - 1=загружать из ПЗУ шрифт </text:span>CP866, 0=<text:span text:style-name="T4">загружать из ПЗУ шрифт АТМ</text:span></text:p>
      <text:p text:style-name="P11"><text:tab/><text:tab/>2 -</text:p>
      <text:p text:style-name="P11"><text:tab/><text:tab/>1 <text:span text:style-name="T1">- | </text:span>номер сброса: 0 <text:span text:style-name="T1">- Evo Service, 1-GLUK Service</text:span></text:p>
      <text:p text:style-name="P11"><text:tab/><text:tab/>0 <text:span text:style-name="T1">- | 2 - ProfROM, 3 – </text:span>свободно, игнорируется</text:p>
      <text:p text:style-name="P11"/>
      <text:p text:style-name="P13">13. Формат <text:span text:style-name="T1">RAM </text:span>диска</text:p>
      <text:p text:style-name="P13"/>
      <text:p text:style-name="P11">Формат <text:span text:style-name="T1">RAM </text:span>диска похож на формат <text:span text:style-name="T1">TRD </text:span>образа, то есть представляет собой последовательность секторов расположенный в верхней памяти. <text:span text:style-name="T1">RAM </text:span>диск начинается со 2-ой страницы от конца памяти <text:soft-page-break/>(номер страницы начала <text:span text:style-name="T1">RAM </text:span>диска может быть изменен в любой из последующих версий) и растет вниз. </text:p>
      <text:p text:style-name="P11">Для универсальной поддержки <text:span text:style-name="T1">SCL, TRD </text:span>и <text:span text:style-name="T1">FDI </text:span>образов самая первая страница от начала <text:span text:style-name="T1">RAM </text:span>диска (полностью 16Кб страница) содержит описатель нахождения секторов/дорожек в страницах памяти. Определить страницу начала <text:span text:style-name="T1">RAM </text:span>диска можно по байтам «<text:span text:style-name="T1">RD</text:span>» расположенным в первой странице от начала <text:span text:style-name="T1">RAM </text:span>диска по смещениям <text:span text:style-name="T1">#3FFF (</text:span>байт <text:span text:style-name="T1">«R») </text:span>и <text:span text:style-name="T1">#3EFF (</text:span>байт <text:span text:style-name="T1">«D»), </text:span>по этим байтам определяется отформатирован ли <text:span text:style-name="T1">RAM </text:span>диск. При отсутствии этих байт производится принудительно форматирование <text:span text:style-name="T1">RAM </text:span>диска на размер стандартной <text:span text:style-name="T1">TR-DOS </text:span>дискеты, то есть на 2544 сектора. </text:p>
      <text:p text:style-name="P11">Заголовок <text:span text:style-name="T1">FDI </text:span>образа преобразовывается при загрузке в память, заголовок для образов <text:span text:style-name="T1">SCL </text:span>и <text:span text:style-name="T1">TRD </text:span>создается принудительно после загрузки. При форматировании заголовки также создаются принудительно.</text:p>
      <text:p text:style-name="P11"/>
      <text:p text:style-name="P11">Формат описателей секторов/дорожек <text:span text:style-name="T1">RAM </text:span>диска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6">Смещение в байтах от начала страницы</text:p>
          </table:table-cell>
          <table:table-cell table:style-name="Таблица1.B1" office:value-type="string">
            <text:p text:style-name="P27">Описание</text:p>
          </table:table-cell>
        </table:table-row>
        <table:table-row>
          <table:table-cell table:style-name="Таблица1.A2" office:value-type="string">
            <text:p text:style-name="P30">+<text:span text:style-name="T1">#</text:span>000</text:p>
          </table:table-cell>
          <table:table-cell table:style-name="Таблица1.B2" office:value-type="string">
            <text:p text:style-name="P29">смещение в блоках (по 256 байт) дорожки от начала страницы</text:p>
          </table:table-cell>
        </table:table-row>
        <table:table-row>
          <table:table-cell table:style-name="Таблица1.A2" office:value-type="string">
            <text:p text:style-name="P28">+<text:span text:style-name="T1">#100</text:span></text:p>
          </table:table-cell>
          <table:table-cell table:style-name="Таблица1.B2" office:value-type="string">
            <text:p text:style-name="P29"><text:span text:style-name="T4">смещение в страницах (по 16Кб) от начала </text:span><text:span text:style-name="T1">RAM </text:span><text:span text:style-name="T4">диска +1. То есть если </text:span><text:span text:style-name="T1">RAM </text:span><text:span text:style-name="T4">диска начинается со 2-ой страницы, то счет идет со страницы 3</text:span></text:p>
          </table:table-cell>
        </table:table-row>
        <table:table-row>
          <table:table-cell table:style-name="Таблица1.A2" office:value-type="string">
            <text:p text:style-name="P24">+#200</text:p>
          </table:table-cell>
          <table:table-cell table:style-name="Таблица1.B2" office:value-type="string">
            <text:p text:style-name="P29">номер сектора на дорожке</text:p>
          </table:table-cell>
        </table:table-row>
        <table:table-row>
          <table:table-cell table:style-name="Таблица1.A2" office:value-type="string">
            <text:p text:style-name="P24">+#300</text:p>
          </table:table-cell>
          <table:table-cell table:style-name="Таблица1.B2" office:value-type="string">
            <text:p text:style-name="P29">размер сектора *2. То есть для сектора 128 байт заносится 1, для сектора 256 байт заносится 2, для сектора 512 байт заносится 4 и для сектора 1024 заносится 8</text:p>
          </table:table-cell>
        </table:table-row>
        <table:table-row>
          <table:table-cell table:style-name="Таблица1.A2" office:value-type="string">
            <text:p text:style-name="P24">+#400</text:p>
          </table:table-cell>
          <table:table-cell table:style-name="Таблица1.B2" office:value-type="string">
            <text:p text:style-name="P29">номер сектора на дорожке</text:p>
          </table:table-cell>
        </table:table-row>
        <table:table-row>
          <table:table-cell table:style-name="Таблица1.A2" office:value-type="string">
            <text:p text:style-name="P24">+#500</text:p>
          </table:table-cell>
          <table:table-cell table:style-name="Таблица1.B2" office:value-type="string">
            <text:p text:style-name="P29">размер сектора *2</text:p>
          </table:table-cell>
        </table:table-row>
        <table:table-row>
          <table:table-cell table:style-name="Таблица1.A2" office:value-type="string">
            <text:p text:style-name="P24"/>
          </table:table-cell>
          <table:table-cell table:style-name="Таблица1.B2" office:value-type="string">
            <text:p text:style-name="P29">и так далее пока не закончатся все сектора дорожки.</text:p>
          </table:table-cell>
        </table:table-row>
        <table:table-row>
          <table:table-cell table:style-name="Таблица1.A2" office:value-type="string">
            <text:p text:style-name="P23">+#001</text:p>
          </table:table-cell>
          <table:table-cell table:style-name="Таблица1.B2" office:value-type="string">
            <text:p text:style-name="P25">Начало описателей следующей дорожки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76cm" style:type="center"/>
          <style:tab-stop style:position="18.951cm" style:type="right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95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9-28T23:37:06.28</dc:date>
    <meta:editing-duration>P3DT21H14M40S</meta:editing-duration>
    <meta:editing-cycles>138</meta:editing-cycles>
    <meta:generator>LibreOffice/3.3$Win32 LibreOffice_project/330m19$Build-202</meta:generator>
    <meta:document-statistic meta:table-count="1" meta:image-count="0" meta:object-count="0" meta:page-count="5" meta:paragraph-count="136" meta:word-count="1862" meta:character-count="13293"/>
  </office:meta>
</office:document-meta>
</file>